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Roboto-Bold" svg:font-family="Roboto-Bold"/>
    <style:font-face style:name="Roboto-Italic" svg:font-family="Roboto-Italic"/>
    <style:font-face style:name="Roboto-Regular" svg:font-family="Roboto-Regular"/>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7.991cm"/>
    </style:style>
    <style:style style:name="gr3" style:family="graphic" style:parent-style-name="textbody">
      <style:graphic-properties fo:min-height="18.37cm"/>
    </style:style>
    <style:style style:name="gr4" style:family="graphic" style:parent-style-name="standard">
      <style:graphic-properties draw:stroke="none" draw:fill="none" fo:min-height="20.026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7.094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draw:auto-grow-height="true" fo:min-height="5.809cm"/>
    </style:style>
    <style:style style:name="pr5" style:family="presentation" style:parent-style-name="Default-notes">
      <style:graphic-properties draw:fill-color="#ffffff" fo:min-height="13.364cm"/>
    </style:style>
    <style:style style:name="pr6" style:family="presentation" style:parent-style-name="Default-outline1" style:list-style-name="L1">
      <style:graphic-properties fo:min-height="15cm"/>
    </style:style>
    <style:style style:name="pr7" style:family="presentation" style:parent-style-name="Default-outline1">
      <style:graphic-properties fo:min-height="10.085cm"/>
    </style:style>
    <style:style style:name="pr8" style:family="presentation" style:parent-style-name="Default-title">
      <style:graphic-properties fo:min-height="3.506cm"/>
    </style:style>
    <style:style style:name="pr9" style:family="presentation" style:parent-style-name="Default-subtitle">
      <style:graphic-properties draw:fill-color="#ffffff" draw:textarea-vertical-align="top" fo:min-height="16.5cm"/>
    </style:style>
    <style:style style:name="pr10" style:family="presentation" style:parent-style-name="Default-title">
      <style:graphic-properties draw:textarea-vertical-align="middle" fo:min-height="3.506cm"/>
    </style:style>
    <style:style style:name="pr11" style:family="presentation" style:parent-style-name="Default-outline1">
      <style:graphic-properties fo:min-height="15.812cm"/>
    </style:style>
    <style:style style:name="pr12" style:family="presentation" style:parent-style-name="Default-title">
      <style:graphic-properties draw:auto-grow-height="true" fo:min-height="2.663cm"/>
    </style:style>
    <style:style style:name="pr13" style:family="presentation" style:parent-style-name="Default-outline1">
      <style:graphic-properties draw:auto-grow-height="true" fo:min-height="6.534cm"/>
    </style:style>
    <style:style style:name="pr14" style:family="presentation" style:parent-style-name="Default-outline1">
      <style:graphic-properties draw:auto-grow-height="true" fo:min-height="4.5cm"/>
    </style:style>
    <style:style style:name="pr15" style:family="presentation" style:parent-style-name="Default-outline1">
      <style:graphic-properties fo:min-height="17.57cm"/>
    </style:style>
    <style:style style:name="P1" style:family="paragraph">
      <style:text-properties fo:color="#2b7ed2" fo:font-size="32pt" fo:font-weight="bold" style:font-size-asian="32pt" style:font-weight-asian="bold" style:font-size-complex="32pt" style:font-weight-complex="bold"/>
    </style:style>
    <style:style style:name="P2" style:family="paragraph">
      <style:paragraph-properties fo:text-align="center" style:text-autospace="none"/>
      <style:text-properties fo:color="#320001" style:font-name="Roboto-Italic" fo:font-size="26pt" fo:font-style="italic" style:font-name-asian="Roboto-Italic" style:font-size-asian="26pt" style:font-style-asian="italic" style:font-name-complex="Roboto-Italic" style:font-size-complex="26pt" style:font-style-complex="italic"/>
    </style:style>
    <style:style style:name="P3" style:family="paragraph">
      <loext:graphic-properties draw:fill-color="#ffffff"/>
    </style:style>
    <style:style style:name="P4" style:family="paragraph">
      <style:text-properties fo:color="#2b7ed2" fo:font-size="28pt" fo:font-weight="bold" style:font-size-asian="28pt" style:font-weight-asian="bold" style:font-size-complex="28pt" style:font-weight-complex="bold"/>
    </style:style>
    <style:style style:name="P5" style:family="paragraph">
      <style:text-properties fo:font-size="26pt" style:font-size-asian="26pt" style:font-size-complex="26pt"/>
    </style:style>
    <style:style style:name="P6" style:family="paragraph">
      <style:paragraph-properties fo:text-align="center"/>
    </style:style>
    <style:style style:name="P7" style:family="paragraph">
      <style:paragraph-properties fo:text-align="center"/>
      <style:text-properties fo:color="#2b7ed2" fo:font-size="28pt" fo:font-weight="bold" style:font-size-asian="28pt" style:font-weight-asian="bold" style:font-size-complex="28pt" style:font-weight-complex="bold"/>
    </style:style>
    <style:style style:name="P8" style:family="paragraph">
      <style:paragraph-properties fo:margin-top="0cm" fo:margin-bottom="0.5cm" fo:text-align="center"/>
    </style:style>
    <style:style style:name="P9" style:family="paragraph">
      <style:paragraph-properties fo:margin-left="1.245cm" fo:margin-right="0cm" fo:margin-top="0cm" fo:margin-bottom="0.5cm" fo:text-align="start" fo:text-indent="0cm"/>
    </style:style>
    <style:style style:name="P10" style:family="paragraph">
      <style:paragraph-properties fo:margin-top="0cm" fo:margin-bottom="0.5cm" fo:text-align="start"/>
    </style:style>
    <style:style style:name="P11" style:family="paragraph">
      <style:paragraph-properties fo:text-align="center"/>
      <style:text-properties style:font-name="Arial1" fo:font-size="14pt" style:font-size-asian="14pt" style:font-size-complex="14pt"/>
    </style:style>
    <style:style style:name="P12" style:family="paragraph">
      <style:paragraph-properties style:text-autospace="none"/>
    </style:style>
    <style:style style:name="P13" style:family="paragraph">
      <style:paragraph-properties style:text-autospace="none"/>
      <style:text-properties style:font-name="Roboto-Italic" fo:font-size="24pt" fo:font-style="italic" style:font-name-asian="Roboto-Italic" style:font-size-asian="24pt" style:font-style-asian="italic" style:font-name-complex="Roboto-Italic" style:font-size-complex="24pt" style:font-style-complex="italic"/>
    </style:style>
    <style:style style:name="P14" style:family="paragraph">
      <style:paragraph-properties fo:text-align="start"/>
    </style:style>
    <style:style style:name="P15" style:family="paragraph">
      <style:paragraph-properties fo:text-align="center" style:text-autospace="none"/>
    </style:style>
    <style:style style:name="P16" style:family="paragraph">
      <loext:graphic-properties draw:fill="none"/>
      <style:paragraph-properties fo:text-align="center"/>
    </style:style>
    <style:style style:name="P17" style:family="paragraph">
      <style:text-properties fo:color="#2b7ed2" fo:font-size="28pt" fo:font-weight="normal" style:font-size-asian="28pt" style:font-weight-asian="normal" style:font-size-complex="28pt" style:font-weight-complex="normal"/>
    </style:style>
    <style:style style:name="P18" style:family="paragraph">
      <loext:graphic-properties draw:fill-color="#ffffff"/>
      <style:paragraph-properties fo:text-align="start"/>
      <style:text-properties fo:font-size="18pt" style:font-size-asian="18pt" style:font-size-complex="18pt"/>
    </style:style>
    <style:style style:name="P19" style:family="paragraph">
      <style:paragraph-properties fo:margin-left="0cm" fo:margin-right="0cm" fo:margin-top="0cm" fo:margin-bottom="0cm" fo:text-align="center" fo:text-indent="0cm"/>
    </style:style>
    <style:style style:name="P20" style:family="paragraph">
      <style:paragraph-properties fo:margin-left="0cm" fo:margin-right="0cm" fo:margin-top="0cm" fo:margin-bottom="0cm" fo:text-indent="0cm"/>
      <style:text-properties fo:color="#2b7ed2" fo:font-size="28pt" fo:font-weight="bold" style:font-size-asian="28pt" style:font-weight-asian="bold" style:font-size-complex="28pt" style:font-weight-complex="bold"/>
    </style:style>
    <style:style style:name="P21" style:family="paragraph">
      <style:text-properties fo:font-size="22pt" style:font-size-asian="22pt" style:font-size-complex="22pt"/>
    </style:style>
    <style:style style:name="P22" style:family="paragraph">
      <style:paragraph-properties fo:text-align="start" style:text-autospace="none"/>
    </style:style>
    <style:style style:name="P23" style:family="paragraph">
      <loext:graphic-properties draw:fill="none"/>
      <style:paragraph-properties fo:text-align="center" style:text-autospace="none"/>
      <style:text-properties fo:color="#000080"/>
    </style:style>
    <style:style style:name="P24" style:family="paragraph">
      <style:text-properties fo:color="#003f80" fo:font-size="28pt" fo:font-weight="bold" style:font-size-asian="28pt" style:font-weight-asian="bold" style:font-size-complex="28pt" style:font-weight-complex="bold"/>
    </style:style>
    <style:style style:name="P25" style:family="paragraph">
      <style:text-properties fo:font-size="24pt" style:font-size-asian="24pt" style:font-size-complex="24pt"/>
    </style:style>
    <style:style style:name="P26" style:family="paragraph">
      <style:paragraph-properties fo:margin-left="0cm" fo:margin-right="0cm" fo:text-indent="0cm"/>
    </style:style>
    <style:style style:name="P27" style:family="paragraph">
      <style:paragraph-properties fo:margin-left="1.2cm" fo:margin-right="0cm" fo:text-indent="0cm"/>
    </style:style>
    <style:style style:name="P28" style:family="paragraph">
      <style:text-properties fo:font-size="28pt" style:font-size-asian="28pt" style:font-size-complex="28pt"/>
    </style:style>
    <style:style style:name="T1" style:family="text">
      <style:text-properties fo:color="#2b7ed2" fo:font-size="32pt" fo:font-weight="bold" style:font-size-asian="32pt" style:font-weight-asian="bold" style:font-size-complex="32pt" style:font-weight-complex="bold"/>
    </style:style>
    <style:style style:name="T2" style:family="text">
      <style:text-properties fo:color="#2b7ed2" fo:font-size="28pt" fo:font-weight="bold" style:font-size-asian="28pt" style:font-weight-asian="bold" style:font-size-complex="28pt" style:font-weight-complex="bold"/>
    </style:style>
    <style:style style:name="T3" style:family="text">
      <style:text-properties fo:font-size="26pt" style:font-size-asian="26pt" style:font-size-complex="26pt"/>
    </style:style>
    <style:style style:name="T4" style:family="text">
      <style:text-properties fo:color="#000000" style:text-outline="false" style:text-line-through-style="none" style:text-line-through-type="none" style:font-name="Arial1" fo:font-size="32pt" fo:language="zxx" fo:country="none" fo:font-style="normal" fo:text-shadow="none" style:text-underline-style="none" fo:font-weight="bold" style:letter-kerning="true" style:font-name-asian="Roboto-Bold" style:font-size-asian="32pt" style:language-asian="zxx" style:country-asian="none" style:font-style-asian="normal" style:font-weight-asian="bold" style:font-name-complex="Roboto-Bold" style:font-size-complex="32pt" style:language-complex="zxx" style:country-complex="none" style:font-style-complex="normal" style:font-weight-complex="bold" style:text-emphasize="none" style:font-relief="none"/>
    </style:style>
    <style:style style:name="T5" style:family="text">
      <style:text-properties fo:color="#000000" style:text-outline="false" style:text-line-through-style="none" style:text-line-through-type="none" style:font-name="Arial1" fo:font-size="20pt" fo:language="zxx" fo:country="none" fo:font-style="normal" fo:text-shadow="none" style:text-underline-style="none" fo:font-weight="normal" style:letter-kerning="true" style:font-name-asian="Roboto-Bold" style:font-size-asian="20pt" style:language-asian="zxx" style:country-asian="none" style:font-style-asian="normal" style:font-weight-asian="normal" style:font-name-complex="Roboto-Bold" style:font-size-complex="20pt" style:language-complex="zxx" style:country-complex="none" style:font-style-complex="normal" style:font-weight-complex="normal" style:text-emphasize="none" style:font-relief="none"/>
    </style:style>
    <style:style style:name="T6" style:family="text">
      <style:text-properties fo:color="#000000" style:text-outline="false" style:text-line-through-style="none" style:text-line-through-type="none" style:font-name="Arial1" fo:font-size="20pt" fo:language="zxx" fo:country="none" fo:font-style="normal" fo:text-shadow="none" style:text-underline-style="none" fo:font-weight="bold" style:letter-kerning="true" style:font-name-asian="Roboto-Bold" style:font-size-asian="20pt" style:language-asian="zxx" style:country-asian="none" style:font-style-asian="normal" style:font-weight-asian="bold" style:font-name-complex="Roboto-Bold" style:font-size-complex="20pt" style:language-complex="zxx" style:country-complex="none" style:font-style-complex="normal" style:font-weight-complex="bold" style:text-emphasize="none" style:font-relief="none"/>
    </style:style>
    <style:style style:name="T7" style:family="text">
      <style:text-properties style:font-name="Arial1" fo:font-size="32pt" fo:font-style="italic" fo:font-weight="bold" style:font-name-asian="Roboto-Italic" style:font-size-asian="32pt" style:font-style-asian="italic" style:font-weight-asian="bold" style:font-name-complex="Roboto-Italic" style:font-size-complex="32pt" style:font-style-complex="italic" style:font-weight-complex="bold"/>
    </style:style>
    <style:style style:name="T8" style:family="text">
      <style:text-properties style:font-name="Roboto-Italic" fo:font-size="24pt" fo:font-style="italic" style:font-name-asian="Roboto-Italic" style:font-size-asian="24pt" style:font-style-asian="italic" style:font-name-complex="Roboto-Italic" style:font-size-complex="24pt" style:font-style-complex="italic"/>
    </style:style>
    <style:style style:name="T9" style:family="text">
      <style:text-properties fo:color="#2b7ed2" fo:font-size="32pt" fo:font-style="normal" fo:font-weight="bold" style:font-size-asian="32pt" style:font-style-asian="normal" style:font-weight-asian="bold" style:font-size-complex="32pt" style:font-style-complex="normal" style:font-weight-complex="bold"/>
    </style:style>
    <style:style style:name="T10" style:family="text">
      <style:text-properties fo:color="#2b7ed2" fo:font-size="14pt" fo:font-style="normal" style:font-size-asian="14pt" style:font-style-asian="normal" style:font-size-complex="14pt" style:font-style-complex="normal"/>
    </style:style>
    <style:style style:name="T11" style:family="text">
      <style:text-properties fo:color="#000000" fo:font-size="14pt" fo:font-style="italic" style:font-size-asian="14pt" style:font-style-asian="italic" style:font-size-complex="14pt" style:font-style-complex="italic"/>
    </style:style>
    <style:style style:name="T12" style:family="text">
      <style:text-properties fo:color="#000000" fo:font-size="14pt" fo:font-style="normal" style:font-size-asian="14pt" style:font-style-asian="normal" style:font-size-complex="14pt" style:font-style-complex="normal"/>
    </style:style>
    <style:style style:name="T1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4" style:family="text">
      <style:text-properties fo:color="#000000" fo:font-size="14pt" fo:font-style="italic" style:text-underline-style="solid" style:text-underline-width="auto" style:text-underline-color="font-color" style:font-size-asian="14pt" style:font-style-asian="italic" style:font-size-complex="14pt" style:font-style-complex="italic"/>
    </style:style>
    <style:style style:name="T1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6" style:family="text">
      <style:text-properties fo:color="#000000" fo:font-size="12pt" fo:font-style="italic" style:font-size-asian="12pt" style:font-style-asian="italic" style:font-size-complex="12pt" style:font-style-complex="italic"/>
    </style:style>
    <style:style style:name="T17" style:family="text">
      <style:text-properties fo:color="#2b7ed2" fo:font-size="12pt" fo:font-style="italic" style:font-size-asian="12pt" style:font-style-asian="italic" style:font-size-complex="12pt" style:font-style-complex="italic"/>
    </style:style>
    <style:style style:name="T18" style:family="text">
      <style:text-properties fo:color="#007fff" fo:font-size="12pt" style:font-size-asian="12pt" style:font-size-complex="12pt"/>
    </style:style>
    <style:style style:name="T19" style:family="text">
      <style:text-properties fo:font-size="12pt" style:font-size-asian="12pt" style:font-size-complex="12pt"/>
    </style:style>
    <style:style style:name="T20" style:family="text">
      <style:text-properties style:font-name="Arial2" fo:font-size="12pt" fo:font-weight="bold" style:font-name-asian="Roboto-Bold" style:font-size-asian="12pt" style:font-weight-asian="bold" style:font-name-complex="Roboto-Bold" style:font-size-complex="12pt" style:font-weight-complex="bold"/>
    </style:style>
    <style:style style:name="T21" style:family="text">
      <style:text-properties style:font-name="Roboto-Bold" fo:font-size="12pt" fo:font-weight="bold" style:font-name-asian="Roboto-Bold" style:font-size-asian="12pt" style:font-weight-asian="bold" style:font-name-complex="Roboto-Bold" style:font-size-complex="12pt" style:font-weight-complex="bold"/>
    </style:style>
    <style:style style:name="T22" style:family="text">
      <style:text-properties style:font-name="Roboto-Regular" fo:font-size="12pt" style:font-name-asian="Roboto-Regular" style:font-size-asian="12pt" style:font-name-complex="Roboto-Regular" style:font-size-complex="12pt"/>
    </style:style>
    <style:style style:name="T23" style:family="text">
      <style:text-properties fo:font-size="12pt" style:font-name-asian="Roboto-Regular" style:font-size-asian="12pt" style:font-name-complex="Roboto-Regular" style:font-size-complex="12pt"/>
    </style:style>
    <style:style style:name="T24" style:family="text">
      <style:text-properties style:font-name="Arial2" fo:font-size="12pt" style:font-name-asian="Roboto-Regular" style:font-size-asian="12pt" style:font-name-complex="Roboto-Regular" style:font-size-complex="12pt"/>
    </style:style>
    <style:style style:name="T25" style:family="text">
      <style:text-properties style:font-name="Arial2" fo:font-size="12pt" style:font-size-asian="12pt" style:font-size-complex="12pt"/>
    </style:style>
    <style:style style:name="T26" style:family="text">
      <style:text-properties style:font-name="Arial2" fo:font-size="12pt" style:font-name-asian="ArialMT" style:font-size-asian="12pt" style:font-name-complex="ArialMT" style:font-size-complex="12pt"/>
    </style:style>
    <style:style style:name="T27" style:family="text">
      <style:text-properties fo:color="#007fff" fo:font-size="36pt" style:font-size-asian="36pt" style:font-size-complex="36pt"/>
    </style:style>
    <style:style style:name="T28" style:family="text">
      <style:text-properties style:use-window-font-color="true" style:text-outline="false" style:text-line-through-style="none" style:text-line-through-type="none" style:font-name="Arial1" fo:font-size="26pt" fo:font-style="normal" fo:text-shadow="none" style:text-underline-style="none" fo:font-weight="bold" style:letter-kerning="true" style:font-name-asian="Roboto-Bold" style:font-size-asian="26pt" style:font-style-asian="normal" style:font-weight-asian="bold" style:font-name-complex="Roboto-Bold" style:font-size-complex="26pt" style:font-style-complex="normal" style:font-weight-complex="bold" style:text-emphasize="none" style:font-relief="none"/>
    </style:style>
    <style:style style:name="T29" style:family="text">
      <style:text-properties style:font-name="Arial1" fo:font-size="20pt" style:font-size-asian="20pt" style:font-size-complex="20pt"/>
    </style:style>
    <style:style style:name="T30" style:family="text">
      <style:text-properties fo:color="#2b7ed2" fo:font-size="28pt" fo:font-style="italic" fo:font-weight="normal" style:font-size-asian="28pt" style:font-style-asian="italic" style:font-weight-asian="normal" style:font-size-complex="28pt" style:font-style-complex="italic" style:font-weight-complex="normal"/>
    </style:style>
    <style:style style:name="T31" style:family="text">
      <style:text-properties fo:color="#000000"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32" style:family="text">
      <style:text-properties fo:font-size="18pt" style:font-size-asian="18pt" style:font-size-complex="18pt"/>
    </style:style>
    <style:style style:name="T33" style:family="text">
      <style:text-properties fo:font-size="18pt" fo:font-weight="bold" style:font-size-asian="18pt" style:font-weight-asian="bold" style:font-size-complex="18pt" style:font-weight-complex="bold"/>
    </style:style>
    <style:style style:name="T34" style:family="text">
      <style:text-properties fo:color="#3fbdbe" fo:font-size="18pt" fo:font-weight="bold" style:font-size-asian="18pt" style:font-weight-asian="bold" style:font-size-complex="18pt" style:font-weight-complex="bold"/>
    </style:style>
    <style:style style:name="T35" style:family="text">
      <style:text-properties fo:color="#2b7ed2" style:text-outline="false" style:text-line-through-style="none" style:text-line-through-type="none" style:font-name="Arial" fo:font-size="28pt" fo:language="zxx" fo:country="none" fo:font-style="normal" fo:text-shadow="none" style:text-underline-style="none" fo:font-weight="bold" style:letter-kerning="true" style:font-name-asian="Andale Sans UI" style:font-size-asian="28pt" style:language-asian="zxx" style:country-asian="none" style:font-style-asian="normal" style:font-weight-asian="bold" style:font-name-complex="Tahoma" style:font-size-complex="28pt" style:language-complex="zxx" style:country-complex="none" style:font-style-complex="normal" style:font-weight-complex="bold" style:text-emphasize="none" style:font-relief="none"/>
    </style:style>
    <style:style style:name="T36" style:family="text">
      <style:text-properties fo:font-size="22pt" fo:font-weight="bold" style:font-size-asian="22pt" style:font-weight-asian="bold" style:font-size-complex="22pt" style:font-weight-complex="bold"/>
    </style:style>
    <style:style style:name="T3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38" style:family="text">
      <style:text-properties fo:font-size="22pt" style:text-underline-style="solid" style:text-underline-width="auto" style:text-underline-color="font-color" style:font-size-asian="22pt" style:font-size-complex="22pt"/>
    </style:style>
    <style:style style:name="T39" style:family="text">
      <style:text-properties fo:font-size="20pt" style:font-size-asian="20pt" style:font-size-complex="20pt"/>
    </style:style>
    <style:style style:name="T40" style:family="text">
      <style:text-properties fo:font-size="20pt" fo:font-weight="bold" style:font-size-asian="20pt" style:font-weight-asian="bold" style:font-size-complex="20pt" style:font-weight-complex="bold"/>
    </style:style>
    <style:style style:name="T41" style:family="text">
      <style:text-properties fo:font-size="20pt" fo:font-weight="normal" style:font-size-asian="20pt" style:font-weight-asian="normal" style:font-size-complex="20pt" style:font-weight-complex="normal"/>
    </style:style>
    <style:style style:name="T4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3" style:family="text">
      <style:text-properties fo:color="#2b7ed2" style:text-outline="false" style:text-line-through-style="none" style:text-line-through-type="none" style:font-name="Arial1" fo:font-size="28pt" fo:font-style="normal" fo:text-shadow="none" style:text-underline-style="none" fo:font-weight="bold" style:letter-kerning="true" style:font-name-asian="Roboto-Bold" style:font-size-asian="28pt" style:font-style-asian="normal" style:font-weight-asian="bold" style:font-name-complex="Roboto-Bold" style:font-size-complex="28pt" style:font-style-complex="normal" style:font-weight-complex="bold" style:text-emphasize="none" style:font-relief="none"/>
    </style:style>
    <style:style style:name="T44" style:family="text">
      <style:text-properties fo:color="#000000" style:text-outline="false" style:text-line-through-style="none" style:text-line-through-type="none" style:font-name="Arial1" fo:font-size="20pt" fo:font-style="normal" fo:text-shadow="none" style:text-underline-style="none" fo:font-weight="bold" style:letter-kerning="true" style:font-name-asian="Roboto-Bold" style:font-size-asian="20pt" style:font-style-asian="normal" style:font-weight-asian="bold" style:font-name-complex="Roboto-Bold" style:font-size-complex="20pt" style:font-style-complex="normal" style:font-weight-complex="bold" style:text-emphasize="none" style:font-relief="none"/>
    </style:style>
    <style:style style:name="T45" style:family="text">
      <style:text-properties fo:color="#000000" style:text-outline="false" style:text-line-through-style="none" style:text-line-through-type="none" style:font-name="Arial1" fo:font-size="20pt" fo:font-style="normal" fo:text-shadow="none" style:text-underline-style="none" fo:font-weight="normal" style:letter-kerning="true" style:font-name-asian="Roboto-Bold" style:font-size-asian="20pt" style:font-style-asian="normal" style:font-weight-asian="normal" style:font-name-complex="Roboto-Bold" style:font-size-complex="20pt" style:font-style-complex="normal" style:font-weight-complex="normal" style:text-emphasize="none" style:font-relief="none"/>
    </style:style>
    <style:style style:name="T46" style:family="text">
      <style:text-properties fo:color="#000080" style:text-outline="false" style:text-line-through-style="none" style:text-line-through-type="none" style:font-name="Arial1" fo:font-size="17pt" fo:font-style="normal" fo:text-shadow="none" style:text-underline-style="none" fo:font-weight="bold" style:letter-kerning="true" style:font-name-asian="Roboto-Bold" style:font-size-asian="17pt" style:font-style-asian="normal" style:font-weight-asian="bold" style:font-name-complex="Roboto-Bold" style:font-size-complex="17pt" style:font-style-complex="normal" style:font-weight-complex="bold" style:text-emphasize="none" style:font-relief="none"/>
    </style:style>
    <style:style style:name="T47" style:family="text">
      <style:text-properties fo:color="#000080" style:text-outline="false" style:text-line-through-style="none" style:text-line-through-type="none" style:font-name="Roboto-Bold" fo:font-size="16pt" fo:font-style="normal" fo:text-shadow="none" style:text-underline-style="none" fo:font-weight="normal" style:letter-kerning="true" style:font-name-asian="Roboto-Bold" style:font-size-asian="16pt" style:font-style-asian="normal" style:font-weight-asian="normal" style:font-name-complex="Roboto-Bold" style:font-size-complex="16pt" style:font-style-complex="normal" style:font-weight-complex="normal" style:text-emphasize="none" style:font-relief="none"/>
    </style:style>
    <style:style style:name="T48" style:family="text">
      <style:text-properties fo:color="#000080" style:text-outline="false" style:text-line-through-style="none" style:text-line-through-type="none" style:font-name="Roboto-Bold" fo:font-size="16pt" fo:font-style="normal" fo:text-shadow="none" style:text-underline-style="none" fo:font-weight="bold" style:letter-kerning="true" style:font-name-asian="Roboto-Bold" style:font-size-asian="16pt" style:font-style-asian="normal" style:font-weight-asian="bold" style:font-name-complex="Roboto-Bold" style:font-size-complex="16pt" style:font-style-complex="normal" style:font-weight-complex="bold" style:text-emphasize="none" style:font-relief="none"/>
    </style:style>
    <style:style style:name="T49" style:family="text">
      <style:text-properties fo:color="#000000" style:text-outline="false" style:text-line-through-style="none" style:text-line-through-type="none" style:font-name="ArialMT" fo:font-size="16pt" fo:font-style="normal" fo:text-shadow="none" style:text-underline-style="none" fo:font-weight="bold" style:letter-kerning="true" style:font-name-asian="ArialMT" style:font-size-asian="16pt" style:font-style-asian="normal" style:font-weight-asian="bold" style:font-name-complex="ArialMT" style:font-size-complex="16pt" style:font-style-complex="normal" style:font-weight-complex="bold" style:text-emphasize="none" style:font-relief="none"/>
    </style:style>
    <style:style style:name="T50" style:family="text">
      <style:text-properties fo:color="#003f80" fo:font-size="28pt" fo:font-weight="bold" style:font-size-asian="28pt" style:font-weight-asian="bold" style:font-size-complex="28pt" style:font-weight-complex="bold"/>
    </style:style>
    <style:style style:name="T51" style:family="text">
      <style:text-properties fo:font-size="24pt" style:font-size-asian="24pt" style:font-size-complex="24pt"/>
    </style:style>
    <style:style style:name="T52" style:family="text">
      <style:text-properties fo:font-size="28pt" style:font-size-asian="28pt" style:font-size-complex="28pt"/>
    </style:style>
    <style:style style:name="T53" style:family="text">
      <style:text-properties fo:color="#000000" fo:font-size="28pt" style:text-underline-style="none" style:font-size-asian="28pt" style:font-size-complex="28pt"/>
    </style:style>
    <style:style style:name="T54" style:family="text">
      <style:text-properties fo:color="#0000ff" fo:font-size="28pt" style:font-size-asian="28pt" style:font-size-complex="28pt"/>
    </style:style>
    <style:style style:name="T55" style:family="text">
      <style:text-properties fo:color="#000000" fo:font-size="28pt" style:font-size-asian="28pt" style:font-size-complex="28pt"/>
    </style:style>
    <style:style style:name="T56" style:family="text">
      <style:text-properties fo:color="#000000" fo:font-size="18pt" style:font-size-asian="18pt" style:font-size-complex="18pt"/>
    </style:style>
    <style:style style:name="T57" style:family="text">
      <style:text-properties fo:color="#0000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ojet 4 : Optimisez un site web existant</text:span></text:p>
          </draw:text-box>
        </draw:frame>
        <draw:frame presentation:style-name="pr2" draw:text-style-name="P2" draw:layer="layout" svg:width="23.6cm" svg:height="7.094cm" svg:x="1.4cm" svg:y="10cm" presentation:class="outlin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1" draw:text-style-name="P4" draw:layer="layout" svg:width="25.199cm" svg:height="3.506cm" svg:x="1.5cm" svg:y="0.5cm" presentation:class="title" presentation:user-transformed="true">
          <draw:text-box>
            <text:p><text:span text:style-name="T2">Présentation du projet 4</text:span></text:p>
          </draw:text-box>
        </draw:frame>
        <draw:frame presentation:style-name="pr4" draw:text-style-name="P5" draw:layer="layout" svg:width="12.297cm" svg:height="5.809cm" svg:x="1.4cm" svg:y="4.914cm" presentation:class="outline">
          <draw:text-box>
            <text:list text:style-name="L2">
              <text:list-item>
                <text:p><text:span text:style-name="T3">Cachier des charges</text:span></text:p>
              </text:list-item>
            </text:list>
          </draw:text-box>
        </draw:frame>
        <draw:frame presentation:style-name="pr4" draw:text-style-name="P5" draw:layer="layout" svg:width="12.297cm" svg:height="5.809cm" svg:x="14.313cm" svg:y="4.914cm" presentation:class="outline">
          <draw:text-box>
            <text:list text:style-name="L2">
              <text:list-item>
                <text:p><text:span text:style-name="T3">Fichiers-joints Livrables</text:span></text:p>
              </text:list-item>
            </text:list>
          </draw:text-box>
        </draw:frame>
        <draw:frame presentation:style-name="pr4" draw:text-style-name="P5" draw:layer="layout" svg:width="25.199cm" svg:height="5.809cm" svg:x="1.4cm" svg:y="11.276cm" presentation:class="outline">
          <draw:text-box>
            <text:list text:style-name="L2">
              <text:list-item>
                <text:p><text:span text:style-name="T3">Présentation du correctif en SEO du site</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8">
        <office:forms form:automatic-focus="false" form:apply-design-mode="false"/>
        <draw:frame presentation:style-name="pr1" draw:text-style-name="P7" draw:layer="layout" svg:width="25.199cm" svg:height="3.506cm" svg:x="1.4cm" svg:y="0.837cm" presentation:class="title">
          <draw:text-box>
            <text:p text:style-name="P6"><text:span text:style-name="T2">Cachier des charges</text:span></text:p>
          </draw:text-box>
        </draw:frame>
        <draw:frame presentation:style-name="pr6" draw:text-style-name="P11" draw:layer="layout" svg:width="28cm" svg:height="15cm" svg:x="0cm" svg:y="4.5cm" presentation:class="outline" presentation:user-transformed="true">
          <draw:text-box>
            <text:list text:style-name="L1">
              <text:list-header>
                <text:p text:style-name="P8"><text:span text:style-name="T4">Scénario</text:span></text:p>
              </text:list-header>
            </text:list>
            <text:p text:style-name="P9"><text:span text:style-name="T5">Vous travaillez pour </text:span><text:span text:style-name="T6">La chouette agence</text:span><text:span text:style-name="T5">, une grande agence de web design basée à Lyon. L’activité de l’entreprise a bien démarré mais aujourd’hui, elle est en perte de vitesse. </text:span></text:p>
            <text:p text:style-name="P9"><text:span text:style-name="T5"/></text:p>
            <text:p text:style-name="P9"><text:span text:style-name="T5">Eh oui, la concurrence est rude. La fondatrice de l’entreprise, Sophie, cherche une solution pour faire repartir l’activité. En tapant “Entreprise web design Lyon” sur Internet, elle s’aperçoit que le site de l’agence apparaît seulement en </text:span><text:span text:style-name="T6">deuxième page des moteurs de recherche</text:span><text:span text:style-name="T5">. </text:span></text:p>
            <text:p text:style-name="P9"><text:span text:style-name="T5"/></text:p>
            <text:p text:style-name="P9"><text:span text:style-name="T5">Par chance, un de vos collègues, Martin, lui a dit que vous étiez un spécialiste en référencement.</text:span></text:p>
            <text:p text:style-name="P10"><text:span text:style-name="T6"/></text:p>
            <text:p text:style-name="P10"><text:span text:style-name="T6"/></text:p>
          </draw:text-box>
        </draw:frame>
        <draw:frame presentation:style-name="pr7" draw:text-style-name="P13" draw:layer="layout" svg:width="26.1cm" svg:height="10.085cm" svg:x="0.9cm" svg:y="7.915cm" presentation:class="outline" presentation:user-transformed="true">
          <draw:text-box>
            <text:p text:style-name="P12"><text:span text:style-name="T7"/></text:p>
            <text:p text:style-name="P12"><text:span text:style-name="T8"/></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16" draw:layer="layout" svg:width="26.5cm" svg:height="28.241cm" svg:x="0.5cm" svg:y="0.007cm">
          <draw:text-box>
            <text:p text:style-name="P6"><text:span text:style-name="T9">Compte-rendu - réunion de lancement “Amélioration du référencement"</text:span></text:p>
            <text:p text:style-name="P14"><text:span text:style-name="T10"/></text:p>
            <text:p text:style-name="P14"><text:span text:style-name="T11"/></text:p>
            <text:p text:style-name="P14"><text:span text:style-name="T11"/></text:p>
            <text:p text:style-name="P14"><text:span text:style-name="T11">Bonjour,</text:span></text:p>
            <text:p text:style-name="P14"><text:span text:style-name="T11"/></text:p>
            <text:p text:style-name="P14"><text:span text:style-name="T11"/></text:p>
            <text:p text:style-name="P14"><text:span text:style-name="T11">Pour faire suite à notre réunion de tout à l’heure, voici un compte-rendu de ce qui a été décidé.</text:span></text:p>
            <text:p text:style-name="P14"><text:span text:style-name="T12"/></text:p>
            <text:p text:style-name="P14"><text:span text:style-name="T11">Pour rappel, notre site n’apparaît qu’en</text:span><text:span text:style-name="T12"> </text:span><text:span text:style-name="T13">deuxième page des moteurs de recherche</text:span><text:span text:style-name="T12">. </text:span><text:span text:style-name="T11">Pour cela, je souhaiterais que notre </text:span><text:span text:style-name="T14">référencement soit amélioré</text:span><text:span text:style-name="T11">.</text:span></text:p>
            <text:p text:style-name="P14"><text:span text:style-name="T12"/></text:p>
            <text:p text:style-name="P14"><text:span text:style-name="T11"/></text:p>
            <text:p text:style-name="P14"><text:span text:style-name="T11">Voici les 3 points sur lesquels on doit améliorer le site :</text:span></text:p>
            <text:p text:style-name="P14"><text:span text:style-name="T11"/></text:p>
            <text:p text:style-name="P14"><text:span text:style-name="T15"/></text:p>
            <text:p text:style-name="P14"><text:span text:style-name="T15"/></text:p>
            <text:p text:style-name="P14"><text:span text:style-name="T15">1.Analyse de l’état actuel de SEO du site fourni.</text:span></text:p>
            <text:p text:style-name="P14"><text:span text:style-name="T11"/></text:p>
            <text:p text:style-name="P14"><text:span text:style-name="T15"/></text:p>
            <text:p text:style-name="P14"><text:span text:style-name="T15"/></text:p>
            <text:p text:style-name="P14"><text:span text:style-name="T15">2.Amélioration du SEO du site.</text:span></text:p>
            <text:p text:style-name="P14"><text:span text:style-name="T15"/></text:p>
            <text:p text:style-name="P14"><text:span text:style-name="T15"/></text:p>
            <text:p text:style-name="P14"><text:span text:style-name="T15"/></text:p>
            <text:p text:style-name="P14"><text:span text:style-name="T15">3.Comparaison des résultats</text:span></text:p>
            <text:p text:style-name="P14"><text:span text:style-name="T16"/></text:p>
            <text:p text:style-name="P14"><text:span text:style-name="T16"/></text:p>
            <text:p text:style-name="P14"><text:span text:style-name="T17"><text:s/></text:span></text:p>
            <text:p text:style-name="P6"><text:span text:style-name="T18"/></text:p>
            <text:p text:style-name="P6"><text:span text:style-name="T18"/></text:p>
            <text:p text:style-name="P14"><text:span text:style-name="T18"/></text:p>
            <text:p><text:span text:style-name="T19"/></text:p>
            <text:list text:style-name="L1">
              <text:list-header>
                <text:p><text:span text:style-name="T19"/></text:p>
              </text:list-header>
            </text:list>
            <text:p text:style-name="P15"><text:span text:style-name="T20"/></text:p>
            <text:p text:style-name="P12"><text:span text:style-name="T21"/></text:p>
            <text:p text:style-name="P12"><text:span text:style-name="T22"/></text:p>
            <text:p text:style-name="P12"><text:span text:style-name="T22"/></text:p>
            <text:p><text:span text:style-name="T23"/></text:p>
            <text:p text:style-name="P12"><text:span text:style-name="T24"/></text:p>
            <text:p text:style-name="P12"><text:span text:style-name="T24"/></text:p>
            <text:p text:style-name="P12"><text:span text:style-name="T24"/></text:p>
            <text:p text:style-name="P12"><text:span text:style-name="T24"/></text:p>
            <text:p text:style-name="P12"><text:span text:style-name="T24"/></text:p>
            <text:p><text:span text:style-name="T25"/></text:p>
            <text:p text:style-name="P12"><text:span text:style-name="T26"/></text:p>
            <text:p text:style-name="P12"><text:span text:style-name="T24"/></text:p>
            <text:p text:style-name="P12"><text:span text:style-name="T24"/></text:p>
            <text:p text:style-name="P12"><text:span text:style-name="T24"/></text:p>
            <text:p><text:span text:style-name="T24"/></text:p>
            <text:p text:style-name="P14"><text:span text:style-name="T25"/></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4T0">
        <office:forms form:automatic-focus="false" form:apply-design-mode="false"/>
        <draw:frame draw:style-name="gr3" draw:layer="layout" svg:width="26cm" svg:height="18.62cm" svg:x="1cm" svg:y="0.5cm">
          <draw:text-box>
            <text:p text:style-name="P6"><text:span text:style-name="T27"/></text:p>
            <text:p/>
            <text:p text:style-name="P6"><text:span text:style-name="T28"/></text:p>
            <text:list text:style-name="L1">
              <text:list-header>
                <text:p><text:span text:style-name="T29"/></text:p>
                <text:p><text:span text:style-name="T29"/></text:p>
                <text:p/>
                <text:p/>
                <text:p/>
              </text:list-header>
            </text:list>
          </draw:text-box>
        </draw:frame>
        <draw:frame presentation:style-name="pr8" draw:text-style-name="P17" draw:layer="layout" svg:width="25.199cm" svg:height="3.506cm" svg:x="1.4cm" svg:y="0.837cm" presentation:class="title">
          <draw:text-box>
            <text:p><text:span text:style-name="T30">1.Analyse de l’état actuel de SEO du site fourni</text:span></text:p>
          </draw:text-box>
        </draw:frame>
        <draw:frame presentation:style-name="pr9" draw:text-style-name="P18" draw:layer="layout" svg:width="27cm" svg:height="16.5cm" svg:x="0.5cm" svg:y="4cm" presentation:class="subtitle" presentation:user-transformed="true">
          <draw:text-box>
            <text:p text:style-name="P14"><text:span text:style-name="T31">1.Analyse de l’état actuel de SEO du site fourni</text:span></text:p>
            <text:p text:style-name="P14"><text:span text:style-name="T32"/></text:p>
            <text:p text:style-name="P14"><text:span text:style-name="T32">Il faut indiquer les parties du site qui ne sont pas </text:span><text:span text:style-name="T33">optimisées pour le SEO et/ou qui ne sont pas à jour en termes d’accessibilité</text:span><text:span text:style-name="T32">, et justifier les choix réalisés.Il faudra également indiquer <text:s/>la bonne pratique à mettre en place pour chaque partie du site qui n’est pas optimisée, en citant les sources. </text:span></text:p>
            <text:p text:style-name="P14"><text:span text:style-name="T32"/></text:p>
            <text:p text:style-name="P14"><text:span text:style-name="T32">Ci-joint un modèle est fournit pour réaliser l'analyse. Une fois ce modèle complété, il faudra sélectionner 10 recommandations pour améliorer le site. Les 10 recommandations choisies seront cochés dans la colonne “Action recommandée”.</text:span></text:p>
            <text:p text:style-name="P14"><text:span text:style-name="T32"/></text:p>
            <text:p text:style-name="P14"><text:span text:style-name="T32"/></text:p>
            <text:p text:style-name="P14"><text:span text:style-name="T32">Il faudra bien garder en tête que le but est que le site soit mieux classé lorsqu’on tape “Entreprise webdesign Lyon” dans les moteurs de recherche. Martin voudrait qu’il y ait</text:span><text:span text:style-name="T33"> </text:span></text:p>
            <text:p text:style-name="P14"><text:span text:style-name="T33">3 recommandations au moins une sur la vitesse et la taille du site et une sur l’accessibilité.</text:span><text:span text:style-name="T32"> </text:span></text:p>
            <text:p text:style-name="P14"><text:span text:style-name="T32"/></text:p>
            <text:p text:style-name="P14"><text:span text:style-name="T32">Actuellement, certains de nos utilisateurs rencontrent des problèmes d’accessibilité sur le site, c’est un point sur lequel on veut s’améliorer. Il faudra donc ajouter les éléments nécessaires. La liste de ce qu'il faut implémenter se trouve à cette adresse :</text:span></text:p>
            <text:p text:style-name="P14"><text:span text:style-name="T32"/></text:p>
            <text:p text:style-name="P14"><text:span text:style-name="T32"/></text:p>
            <text:p text:style-name="P14"><text:span text:style-name="T34">https://developer.mozilla.org/fr/docs/Web/Accessibility/Mobile_accessibility_checklist</text:span></text:p>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0" draw:text-style-name="P20" draw:layer="layout" svg:width="25.199cm" svg:height="3.506cm" svg:x="1.4cm" svg:y="0.837cm" presentation:class="title">
          <draw:text-box>
            <text:list text:style-name="L1">
              <text:list-header>
                <text:p text:style-name="P19"><text:span text:style-name="T35"><text:s/></text:span><text:span text:style-name="T35">2.Amélioration du seo du site</text:span><text:span text:style-name="T35"><text:line-break/></text:span><text:span text:style-name="T35"> 3.Comparaison des résultats</text:span></text:p>
              </text:list-header>
            </text:list>
          </draw:text-box>
        </draw:frame>
        <draw:frame presentation:style-name="pr11" draw:text-style-name="P21" draw:layer="layout" svg:width="28cm" svg:height="15.812cm" svg:x="0cm" svg:y="4.914cm" presentation:class="outline" presentation:user-transformed="true">
          <draw:text-box>
            <text:list text:style-name="L2">
              <text:list-header>
                <text:p><text:span text:style-name="T36"/></text:p>
                <text:p><text:span text:style-name="T37">2.Amélioration du SEO du site</text:span><text:span text:style-name="T38">.</text:span></text:p>
                <text:p><text:span text:style-name="T39">Il faudra ensuite optimiser notre site en appliquant </text:span><text:span text:style-name="T40">10 recommandations</text:span><text:span text:style-name="T39"> à son contenu et à son code source.Pour cela il faudra fournir le code source complet de la version améliorée du site. Le site doit passer le </text:span><text:span text:style-name="T40">W3C pour HTML et CSS</text:span><text:span text:style-name="T39">.</text:span></text:p>
                <text:p><text:span text:style-name="T37">3.Comparaison des résultats</text:span><text:span text:style-name="T38">.</text:span></text:p>
                <text:p><text:span text:style-name="T39">La vitesse de chargement des pages du site a un impact sur notre classement dans les résultats de recherche. </text:span></text:p>
                <text:p><text:span text:style-name="T39">Dans les différentes recommandations, Il faudra prendre des mesures pour accélérer la vitesse de chargement, et démontrer que cela fonctionne, grâce à des captures d’écran comparatives entre la version du site actuelle et le site optimisée, fourni dans un rapport d’optimisation. Ce rapport devra inclure les comparaisons pour les 10 recommandations.</text:span></text:p>
                <text:p><text:span text:style-name="T40">T</text:span><text:span text:style-name="T41">ous ces éléments devront être </text:span><text:span text:style-name="T42">codés en HTML et CSS</text:span><text:span text:style-name="T41">. Il faudra faire attention à ce que </text:span><text:span text:style-name="T42">le site soit toujours adapté à toutes les tailles d’écran après tes modifications</text:span><text:span text:style-name="T41">.</text:span></text:p>
              </text:list-header>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4" draw:text-style-name="P23" draw:layer="layout" svg:width="26.5cm" svg:height="20.276cm" svg:x="1cm" svg:y="1cm">
          <draw:text-box>
            <text:p text:style-name="P15"><text:span text:style-name="T43">Livrables attendus</text:span></text:p>
            <text:p text:style-name="P15"><text:span text:style-name="T44"/></text:p>
            <text:p text:style-name="P22"><text:span text:style-name="T45">Un fichier au format zip contenant : </text:span></text:p>
            <text:p text:style-name="P22"><text:span text:style-name="T45"/></text:p>
            <text:list text:style-name="L1">
              <text:list-header>
                <text:p text:style-name="P22"><text:span text:style-name="T45"/></text:p>
                <text:p text:style-name="P22"><text:span text:style-name="T45"/></text:p>
                <text:p text:style-name="P22"><text:span text:style-name="T45"/></text:p>
              </text:list-header>
              <text:list-item>
                <text:p text:style-name="P22"><text:span text:style-name="T44">Le rapport d’analyse SEO du site, utilisant le modèle fourni, dans lequel on identifie clairement les 10 recommandations sélectionnées ;</text:span></text:p>
              </text:list-item>
            </text:list>
            <text:p text:style-name="P22"><text:span text:style-name="T45"/></text:p>
            <text:p text:style-name="P22"><text:span text:style-name="T45"/></text:p>
            <text:p text:style-name="P22"><text:span text:style-name="T45"/></text:p>
            <text:list text:continue-numbering="true" text:style-name="L1">
              <text:list-header>
                <text:p text:style-name="P22"><text:span text:style-name="T45"/></text:p>
              </text:list-header>
              <text:list-item>
                <text:p text:style-name="P22"><text:span text:style-name="T44">Le code source complet du site amélioré ;</text:span></text:p>
              </text:list-item>
            </text:list>
            <text:p text:style-name="P22"><text:span text:style-name="T45"/></text:p>
            <text:p text:style-name="P22"><text:span text:style-name="T45"/></text:p>
            <text:p text:style-name="P22"><text:span text:style-name="T45"/></text:p>
            <text:list text:continue-numbering="true" text:style-name="L1">
              <text:list-header>
                <text:p text:style-name="P22"><text:span text:style-name="T45"/></text:p>
              </text:list-header>
              <text:list-item>
                <text:p text:style-name="P22"><text:span text:style-name="T44">Un rapport d’optimisation comprenant une comparaison des résultats </text:span></text:p>
                <text:p text:style-name="P22"><text:span text:style-name="T44">(y compris de la vitesse de chargement et l’accessibilité).</text:span></text:p>
              </text:list-item>
            </text:list>
            <text:p text:style-name="P22"><text:span text:style-name="T43"/></text:p>
            <text:p text:style-name="P15"><text:span text:style-name="T46"/></text:p>
            <text:p text:style-name="P12"><text:span text:style-name="T47"/></text:p>
            <text:p text:style-name="P12"><text:span text:style-name="T48"/></text:p>
            <text:p text:style-name="P12"><text:span text:style-name="T49"/></text:p>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6">
        <office:forms form:automatic-focus="false" form:apply-design-mode="false"/>
        <draw:frame presentation:style-name="pr12" draw:text-style-name="P24" draw:layer="layout" svg:width="24.6cm" svg:height="2.663cm" svg:x="1.4cm" svg:y="0.837cm" presentation:class="title" presentation:user-transformed="true">
          <draw:text-box>
            <text:list text:style-name="L1">
              <text:list-header>
                <text:p><text:span text:style-name="T50">Fichiers-joints Livrables</text:span></text:p>
              </text:list-header>
            </text:list>
          </draw:text-box>
        </draw:frame>
        <draw:frame presentation:style-name="pr13" draw:layer="layout" svg:width="12.5cm" svg:height="6.534cm" svg:x="1.5cm" svg:y="3.5cm" presentation:class="outline" presentation:user-transformed="true">
          <draw:text-box>
            <text:list text:style-name="L2">
              <text:list-item>
                <text:p><text:span text:style-name="T51">Capture d'écrants des tests des logiciels automatique</text:span></text:p>
              </text:list-item>
              <text:list-item>
                <text:p><text:span text:style-name="T51">Images</text:span></text:p>
                <text:p><text:span text:style-name="T51"/></text:p>
                <text:p><text:s/></text:p>
              </text:list-item>
            </text:list>
          </draw:text-box>
        </draw:frame>
        <draw:frame presentation:style-name="pr14" draw:text-style-name="P25" draw:layer="layout" svg:width="13.187cm" svg:height="4.5cm" svg:x="14.313cm" svg:y="3.5cm" presentation:class="outline" presentation:user-transformed="true">
          <draw:text-box>
            <text:list text:style-name="L2">
              <text:list-item>
                <text:p><text:span text:style-name="T51">Présentation des différents outils – logiciels automatique utilisés pour effectuer le correctif SEO du site</text:span></text:p>
              </text:list-item>
            </text:list>
          </draw:text-box>
        </draw:frame>
        <draw:frame presentation:style-name="pr15" draw:text-style-name="P28" draw:layer="layout" svg:width="28cm" svg:height="17.57cm" svg:x="0cm" svg:y="8cm" presentation:class="outline" presentation:user-transformed="true">
          <draw:text-box>
            <text:list text:style-name="L2">
              <text:list-item>
                <text:p><text:span text:style-name="T52">Sites et logiciel utilisés</text:span></text:p>
                <text:p><text:span text:style-name="T52">-&gt;https://www.w3schools.com/</text:span></text:p>
                <text:p><text:span text:style-name="T52">-&gt;</text:span><text:span text:style-name="T53">https://validator.w3.org/</text:span></text:p>
                <text:p><text:span text:style-name="T52">-&gt; Visual Studio Code</text:span></text:p>
              </text:list-item>
            </text:list>
            <text:p text:style-name="P26"><text:span text:style-name="T52"><text:tab/></text:span><text:span text:style-name="T52">-&gt;</text:span><text:span text:style-name="T54"><text:a xlink:href="https://developer.mozilla.org/fr/docs/Web/Accessibility" xlink:type="simple">https://developer.mozilla.org/fr/docs/Web/Accessibility</text:a></text:span><text:span text:style-name="T54"><text:tab/></text:span><text:span text:style-name="T54"><text:tab/></text:span><text:span text:style-name="T54">/Mobile_accessibility_checklist</text:span></text:p>
            <text:p text:style-name="P27"><text:span text:style-name="T55">-&gt;</text:span><text:span text:style-name="T54"><text:a xlink:href="https://convertio.co/fr/download/43f820148a768219" xlink:type="simple">https://convertio.co/fr/download/43f820148a768219</text:a></text:span></text:p>
            <text:p><text:span text:style-name="T54">e8b8c55dca16fe48e3e081/</text:span></text:p>
            <text:p text:style-name="P26"><text:span text:style-name="T54"/></text:p>
            <text:p><text:span text:style-name="T56"/></text:p>
            <text:p><text:span text:style-name="T56"/></text:p>
            <text:p><text:span text:style-name="T57"/></text:p>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5T19">
        <office:forms form:automatic-focus="false" form:apply-design-mode="false"/>
        <draw:frame presentation:style-name="pr8" draw:text-style-name="P4" draw:layer="layout" svg:width="25.199cm" svg:height="3.506cm" svg:x="1.4cm" svg:y="0.837cm" presentation:class="title" presentation:user-transformed="true">
          <draw:text-box>
            <text:list text:style-name="L1">
              <text:list-header>
                <text:p><text:span text:style-name="T2">Présentation du Correctif <text:s/>du site</text:span></text:p>
              </text:list-header>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Roboto-Bold" svg:font-family="Roboto-Bold"/>
    <style:font-face style:name="Roboto-Italic" svg:font-family="Roboto-Italic"/>
    <style:font-face style:name="Roboto-Regular" svg:font-family="Roboto-Regular"/>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min-height="18.25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6pt" fo:letter-spacing="normal" fo:language="fr" fo:country="FR" fo:font-style="italic" fo:text-shadow="none" style:text-underline-style="none" style:text-underline-mode="continuous" style:text-overline-mode="continuous" style:text-line-through-mode="continuous" style:letter-kerning="true" fo:background-color="transparent" style:font-name-asian="Andale Sans UI" style:font-family-asian="'Andale Sans UI'" style:font-family-generic-asian="system" style:font-pitch-asian="variable" style:font-size-asian="16pt" style:language-asian="zh" style:country-asian="CN" style:font-style-asian="italic" style:font-name-complex="Tahoma" style:font-family-complex="Tahoma" style:font-family-generic-complex="system" style:font-pitch-complex="variable" style:font-size-complex="16pt" style:language-complex="hi" style:country-complex="IN" style:font-style-complex="italic"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30M11S</meta:editing-duration>
    <meta:editing-cycles>81</meta:editing-cycles>
    <meta:generator>LibreOffice/5.3.1.2$Windows_X86_64 LibreOffice_project/e80a0e0fd1875e1696614d24c32df0f95f03deb2</meta:generator>
    <dc:date>2021-05-18T02:00:12.282000000</dc:date>
    <meta:document-statistic meta:object-count="60"/>
  </office:meta>
</office:document-meta>
</file>